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03ad3" officeooo:paragraph-rsid="00003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21:16:14.812600041</meta:creation-date>
    <dc:date>2025-09-02T21:17:09.633828404</dc:date>
    <meta:editing-duration>PT55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24.8.7.2$Linux_X86_64 LibreOffice_project/480$Build-2</meta:generator>
  </office:meta>
</office:document-meta>
</file>